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826" officeooo:paragraph-rsid="0004e826"/>
    </style:style>
    <style:style style:name="P2" style:family="paragraph" style:parent-style-name="Standard">
      <style:paragraph-properties fo:text-align="center" style:justify-single-word="false"/>
      <style:text-properties officeooo:rsid="0004e826" officeooo:paragraph-rsid="0004e826"/>
    </style:style>
    <style:style style:name="P3" style:family="paragraph" style:parent-style-name="Standard">
      <style:text-properties officeooo:rsid="0004e826" officeooo:paragraph-rsid="0007b156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4e826" officeooo:paragraph-rsid="0004e82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06e4" officeooo:paragraph-rsid="000a06e4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05e7d1" officeooo:paragraph-rsid="0005e7d1"/>
    </style:style>
    <style:style style:name="P7" style:family="paragraph" style:parent-style-name="Standard">
      <style:text-properties style:text-underline-style="solid" style:text-underline-width="auto" style:text-underline-color="font-color" officeooo:rsid="0007b156" officeooo:paragraph-rsid="0007cd79"/>
    </style:style>
    <style:style style:name="P8" style:family="paragraph" style:parent-style-name="Standard">
      <style:text-properties style:text-underline-style="solid" style:text-underline-width="auto" style:text-underline-color="font-color" officeooo:rsid="0007b156" officeooo:paragraph-rsid="00098393"/>
    </style:style>
    <style:style style:name="P9" style:family="paragraph" style:parent-style-name="Standard">
      <style:text-properties style:text-underline-style="none" officeooo:rsid="0005e7d1" officeooo:paragraph-rsid="0005e7d1"/>
    </style:style>
    <style:style style:name="P10" style:family="paragraph" style:parent-style-name="Standard">
      <style:text-properties style:text-underline-style="none" officeooo:rsid="0005e7d1" officeooo:paragraph-rsid="0007cd79"/>
    </style:style>
    <style:style style:name="P11" style:family="paragraph" style:parent-style-name="Standard">
      <style:text-properties officeooo:rsid="0007b156" officeooo:paragraph-rsid="0007b156"/>
    </style:style>
    <style:style style:name="P12" style:family="paragraph" style:parent-style-name="Standard">
      <style:text-properties officeooo:rsid="0007b156" officeooo:paragraph-rsid="0007cd79"/>
    </style:style>
    <style:style style:name="P13" style:family="paragraph" style:parent-style-name="Standard">
      <style:text-properties officeooo:rsid="0007b156" officeooo:paragraph-rsid="00098393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07b156" officeooo:paragraph-rsid="0007cd79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07b156" officeooo:paragraph-rsid="00098393" style:font-style-asian="normal" style:font-style-complex="normal"/>
    </style:style>
    <style:style style:name="P16" style:family="paragraph" style:parent-style-name="Standard">
      <style:text-properties officeooo:paragraph-rsid="0007cd7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officeooo:rsid="0007cd79" style:font-style-asian="normal" style:font-style-complex="normal"/>
    </style:style>
    <style:style style:name="T4" style:family="text">
      <style:text-properties fo:font-style="normal" style:text-underline-style="none" officeooo:rsid="0005e7d1" style:font-style-asian="normal" style:font-style-complex="normal"/>
    </style:style>
    <style:style style:name="T5" style:family="text">
      <style:text-properties fo:font-style="normal" style:text-underline-style="none" officeooo:rsid="00098393" style:font-style-asian="normal" style:font-style-complex="normal"/>
    </style:style>
    <style:style style:name="T6" style:family="text">
      <style:text-properties officeooo:rsid="0005e7d1"/>
    </style:style>
    <style:style style:name="T7" style:family="text">
      <style:text-properties officeooo:rsid="0007b156"/>
    </style:style>
    <style:style style:name="T8" style:family="text">
      <style:text-properties style:text-underline-style="solid" style:text-underline-width="auto" style:text-underline-color="font-color" officeooo:rsid="0005e7d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7cd79"/>
    </style:style>
    <style:style style:name="T11" style:family="text">
      <style:text-properties style:text-underline-style="none" officeooo:rsid="0005e7d1"/>
    </style:style>
    <style:style style:name="T12" style:family="text">
      <style:text-properties style:text-underline-style="none" officeooo:rsid="00098393"/>
    </style:style>
    <style:style style:name="T13" style:family="text">
      <style:text-properties officeooo:rsid="0007cd79"/>
    </style:style>
    <style:style style:name="T14" style:family="text">
      <style:text-properties officeooo:rsid="00098393"/>
    </style:style>
    <style:style style:name="T15" style:family="text">
      <style:text-properties officeooo:rsid="000a0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WBOY</text:p>
      <text:p text:style-name="P16"><text:span text:style-name="T8">C_ID</text:span><text:span text:style-name="T6">: </text:span>AUTO INCREMENT - <text:span text:style-name="T7">Unique identifier number</text:span></text:p>
      <text:p text:style-name="P1">Name: <text:span text:style-name="T7">CHAR[40] <text:s/>- Contains the full name of the cowboy</text:span></text:p>
      <text:p text:style-name="P1">Gender : <text:span text:style-name="T7">Char [1] – can be either M or F</text:span></text:p>
      <text:p text:style-name="P1">Birthday : <text:span text:style-name="T7">Date</text:span></text:p>
      <text:p text:style-name="P1">Address → city, state : <text:span text:style-name="T7">CHAR[50] - <text:s/>Contains the full home address of the cowboy</text:span></text:p>
      <text:p text:style-name="P1"/>
      <text:p text:style-name="P2">RODEO</text:p>
      <text:p text:style-name="P6">Title<text:span text:style-name="T9"> : </text:span><text:span text:style-name="T10">CHAR[50] – Contains the title of the rodeo</text:span></text:p>
      <text:p text:style-name="P10">Location → city, state: <text:span text:style-name="T7">CHAR[50] - <text:s/>Contains the full address of where the rodeo is going to take place</text:span></text:p>
      <text:p text:style-name="P9">StartingDate: <text:span text:style-name="T13">Date</text:span></text:p>
      <text:p text:style-name="P9">EndingDate: <text:span text:style-name="T13">Date</text:span></text:p>
      <text:p text:style-name="P1"/>
      <text:p text:style-name="P2">EVENT</text:p>
      <text:p text:style-name="P16"><text:span text:style-name="T8">E_ID:</text:span><text:span text:style-name="T11"> </text:span><text:span text:style-name="T10">AUTO INCREMENT</text:span><text:span text:style-name="T11"> - </text:span><text:span text:style-name="T10">Unique identifier for the event</text:span></text:p>
      <text:p text:style-name="P11">Name: <text:span text:style-name="T13">CHAR[40] - Name of the event</text:span></text:p>
      <text:p text:style-name="P11">Rule: <text:span text:style-name="T15">TEXT- rules associated with the event</text:span></text:p>
      <text:p text:style-name="P11">Reward: <text:span text:style-name="T13">INT - Reward for the winner of the event</text:span></text:p>
      <text:p text:style-name="P3"/>
      <text:p text:style-name="P2">ORGANIZATION</text:p>
      <text:p text:style-name="P7">Name:<text:span text:style-name="T9"> </text:span><text:span text:style-name="T10">CHAR[40] - Name of the organization</text:span></text:p>
      <text:p text:style-name="P12">Address → city, state: <text:span text:style-name="T11"><text:s/></text:span><text:span text:style-name="T9">CHAR[50] - <text:s/>Contains the full address of where the </text:span><text:span text:style-name="T10">Organization</text:span><text:span text:style-name="T9"> is </text:span><text:span text:style-name="T10">located</text:span></text:p>
      <text:p text:style-name="P11">ProneNumber: <text:span text:style-name="T13">CHAR[10] – 10 digits phone number</text:span></text:p>
      <text:p text:style-name="P1"/>
      <text:p text:style-name="P2">TIMED</text:p>
      <text:p text:style-name="P14">E_ID<text:span text:style-name="T9">: </text:span><text:span text:style-name="T10">AUTO INCREMENT</text:span><text:span text:style-name="T11"> - </text:span><text:span text:style-name="T10">Unique identifier for the event</text:span></text:p>
      <text:p text:style-name="P11">Time: <text:span text:style-name="T13">TIME – Max time limit for the event</text:span></text:p>
      <text:p text:style-name="P11">Penalty: <text:span text:style-name="T13">INT – Penalty points for the event</text:span></text:p>
      <text:p text:style-name="P1"/>
      <text:p text:style-name="P2">ROUGHSTOCK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1">DailyPrize: <text:span text:style-name="T13">INT – Daily prize amount for the event</text:span></text:p>
      <text:p text:style-name="P1"/>
      <text:p text:style-name="P2">SADDLE BRONC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BAREBACK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BULL RIDING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STEER W<text:span text:style-name="T6">R</text:span>ESTLING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BARREL RACING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1"/>
      <text:p text:style-name="P2"><text:soft-page-break/>TIE DOWN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TEAM ROPING</text:p>
      <text:p text:style-name="P7">E_ID<text:span text:style-name="T9">: </text:span><text:span text:style-name="T3">AUTO INCREMENT</text:span><text:span text:style-name="T4"> - </text:span><text:span text:style-name="T3">Unique identifier for the event</text:span></text:p>
      <text:p text:style-name="P1"/>
      <text:p text:style-name="P2">CLOWN</text:p>
      <text:p text:style-name="P7">C_ID<text:span text:style-name="T9">: </text:span><text:span text:style-name="T3">AUTO INCREMENT</text:span><text:span text:style-name="T4"> - </text:span><text:span text:style-name="T3">Unique identifier for the clown</text:span></text:p>
      <text:p text:style-name="P12">Name: CHAR[40] <text:s/>- Contains the full name of the <text:span text:style-name="T13">clown</text:span></text:p>
      <text:p text:style-name="P13">Address → street,city,state: CHAR[50] - <text:s/>Contains the full home address of the cowboy</text:p>
      <text:p text:style-name="P13">gender: Char [1] – can be either M or F</text:p>
      <text:p text:style-name="P13">PhoneNumber: <text:span text:style-name="T13">CHAR[10] – 10 digits phone number</text:span></text:p>
      <text:p text:style-name="P1"/>
      <text:p text:style-name="P2">STOCK COMPANY</text:p>
      <text:p text:style-name="P8">Name<text:span text:style-name="T9">: </text:span><text:span text:style-name="T10">CHAR[40] - Name of the </text:span><text:span text:style-name="T12">stock company</text:span></text:p>
      <text:p text:style-name="P13">Owner → Name, : CHAR[40] <text:s/>- Contains the full name of the <text:span text:style-name="T14">owner</text:span></text:p>
      <text:p text:style-name="P13">Address → street, city, state: CHAR[50] - <text:s/><text:span text:style-name="T9">Contains the full address of where the </text:span><text:span text:style-name="T12">company</text:span><text:span text:style-name="T9"> is </text:span><text:span text:style-name="T10">located</text:span></text:p>
      <text:p text:style-name="P1"/>
      <text:p text:style-name="P2">ANIMAL</text:p>
      <text:p text:style-name="P8">A_ID<text:span text:style-name="T9">: </text:span><text:span text:style-name="T3">AUTO INCREMENT</text:span><text:span text:style-name="T4"> - </text:span><text:span text:style-name="T3">Unique identifier for the </text:span><text:span text:style-name="T5">animal</text:span></text:p>
      <text:p text:style-name="P11">Name: <text:span text:style-name="T14">CHAR[20] – Contains the name of the animal – can be NULL</text:span></text:p>
      <text:p text:style-name="P11">Age: <text:span text:style-name="T14">INT – Contains an int with a range from 0 to 30</text:span></text:p>
      <text:p text:style-name="P13">Weight: <text:span text:style-name="T14">INT – Contains an int with a range from 0 to 4000, Weight is expressed in pounds</text:span></text:p>
      <text:p text:style-name="P13">Height: <text:s/><text:span text:style-name="T14">INT – Contains an int with a range from 0 to 300, Heigth is expressed in centimeters. To make it work with pounds we will have to add to the application a piece of code to perform the conversion</text:span></text:p>
      <text:p text:style-name="P1"/>
      <text:p text:style-name="P2">BUL<text:span text:style-name="T7">L</text:span></text:p>
      <text:p text:style-name="P15">A_ID<text:span text:style-name="T9">: </text:span><text:span text:style-name="T10">AUTO INCREMENT</text:span><text:span text:style-name="T11"> - </text:span><text:span text:style-name="T10">Unique identifier for the </text:span><text:span text:style-name="T12">animal</text:span></text:p>
      <text:p text:style-name="P1"/>
      <text:p text:style-name="P2">HORSE</text:p>
      <text:p text:style-name="P8">A_ID<text:span text:style-name="T9">: </text:span><text:span text:style-name="T3">AUTO INCREMENT</text:span><text:span text:style-name="T4"> - </text:span><text:span text:style-name="T3">Unique identifier for the </text:span><text:span text:style-name="T5">animal</text:span></text:p>
      <text:p text:style-name="P1"/>
      <text:p text:style-name="P2">JUDGE</text:p>
      <text:p text:style-name="P8">J_ID<text:span text:style-name="T9">: </text:span><text:span text:style-name="T3">AUTO INCREMENT</text:span><text:span text:style-name="T4"> - </text:span><text:span text:style-name="T3">Unique identifier for the </text:span><text:span text:style-name="T5">Judge</text:span></text:p>
      <text:p text:style-name="P13">Name: CHAR[40] <text:s/>- Contains the full name of the <text:span text:style-name="T14">judge</text:span></text:p>
      <text:p text:style-name="P13">Address → street,city, statement: CHAR[50] - <text:s/>Contains the full home address of the cowboy</text:p>
      <text:p text:style-name="P13">PhoneNumber: <text:span text:style-name="T13">CHAR[10] – 10 digits phone number</text:span></text:p>
      <text:p text:style-name="P13">Gender: Char [1] – can be either M or F</text:p>
      <text:p text:style-name="P1"/>
      <text:p text:style-name="P2"><text:span text:style-name="T2">Relationships</text:span></text:p>
      <text:p text:style-name="P2"><text:span text:style-name="T2"/></text:p>
      <text:p text:style-name="P4"><text:span text:style-name="T1">Cowboy → </text:span><text:span text:style-name="T2">has rank in</text:span><text:span text:style-name="T1"> → Event</text:span></text:p>
      <text:p text:style-name="P5"><text:span text:style-name="T1">RankNumber: INT – Represent the rank position of the cowboy for that event</text:span></text:p>
      <text:p text:style-name="P5"><text:span text:style-name="T1">Points: INT – Represents how many points the cowboy has for the event</text:span></text:p>
      <text:p text:style-name="P4"><text:span text:style-name="T1">Cowboy → </text:span><text:span text:style-name="T2">Participate in</text:span><text:span text:style-name="T1"> → Event</text:span></text:p>
      <text:p text:style-name="P5"><text:span text:style-name="T1">WonPoints: INT – Represent how many points the cowboy won in that event</text:span></text:p>
      <text:p text:style-name="P4"><text:span text:style-name="T1">Cowboy → </text:span><text:span text:style-name="T2">Rides</text:span><text:span text:style-name="T1"> → Animal</text:span></text:p>
      <text:p text:style-name="P4"><text:span text:style-name="T1"/></text:p>
      <text:p text:style-name="P4"><text:span text:style-name="T1">Animal → </text:span><text:span text:style-name="T2">Parent of </text:span><text:span text:style-name="T1">→ Animal</text:span></text:p>
      <text:p text:style-name="P4"><text:soft-page-break/><text:span text:style-name="T1"/></text:p>
      <text:p text:style-name="P4"><text:span text:style-name="T1">Stock Company →</text:span><text:span text:style-name="T2"> Provides</text:span><text:span text:style-name="T1"> → Animal</text:span></text:p>
      <text:p text:style-name="P4"><text:span text:style-name="T1"/></text:p>
      <text:p text:style-name="P4"><text:span text:style-name="T1">Clown → </text:span><text:span text:style-name="T2">Assists in</text:span><text:span text:style-name="T1"> → Event</text:span></text:p>
      <text:p text:style-name="P4"><text:span text:style-name="T1"/></text:p>
      <text:p text:style-name="P4"><text:span text:style-name="T1">Event → </text:span><text:span text:style-name="T2">Judged by</text:span><text:span text:style-name="T1"> → Judge</text:span></text:p>
      <text:p text:style-name="P4"><text:span text:style-name="T1"/></text:p>
      <text:p text:style-name="P4"><text:span text:style-name="T1">Rodeo → </text:span><text:span text:style-name="T2">Comprised of</text:span><text:span text:style-name="T1"> → Event</text:span></text:p>
      <text:p text:style-name="P4"><text:span text:style-name="T1"/></text:p>
      <text:p text:style-name="P4"><text:span text:style-name="T1">Rodeo →</text:span><text:span text:style-name="T2"> Sponsored by </text:span><text:span text:style-name="T1">→ Organization</text:span></text:p>
      <text:p text:style-name="P5"><text:span text:style-name="T1">SponsoredAmount: INT – Amount in dollars payed to sponsor the event</text:span></text:p>
      <text:p text:style-name="P5"><text:span text:style-name="T1">Contract: TEXT – Text of the contract between the rodeo organization and the sponsoring organizat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2:46:12.785226915</meta:creation-date>
    <dc:date>2018-09-30T17:03:40.240646626</dc:date>
    <meta:editing-duration>PT1H5M55S</meta:editing-duration>
    <meta:editing-cycles>1</meta:editing-cycles>
    <meta:document-statistic meta:table-count="0" meta:image-count="0" meta:object-count="0" meta:page-count="3" meta:paragraph-count="82" meta:word-count="623" meta:character-count="3551" meta:non-whitespace-character-count="2977"/>
    <meta:generator>LibreOffice/6.0.6.2$Linux_X86_64 LibreOffice_project/00m0$Build-2</meta:generator>
  </office:meta>
</office:document-meta>
</file>